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508in"/>
    </style:style>
    <style:style style:name="co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MISSING AP 6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g,ah,ao,ap,6,</text:p>
          </table:table-cell>
          <table:table-cell office:value-type="string">
            <text:p>a,b,c,ac,ag,ao,ap,</text:p>
          </table:table-cell>
          <table:table-cell office:value-type="string">
            <text:p>a,b,c,ac,ag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c,ad,ae,3,ag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h,ao,ap,6,</text:p>
          </table:table-cell>
          <table:table-cell office:value-type="string">
            <text:p>a,c,ac,ao,ap,</text:p>
          </table:table-cell>
          <table:table-cell office:value-type="string">
            <text:p>a,c,a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h,ao,ap,6,</text:p>
          </table:table-cell>
          <table:table-cell office:value-type="string">
            <text:p>a,b,c,ac,ao,ap,</text:p>
          </table:table-cell>
          <table:table-cell office:value-type="string">
            <text:p>a,b,c,a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E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g,ah,ao,ap,6,</text:p>
          </table:table-cell>
          <table:table-cell office:value-type="string">
            <text:p>a,b,c,ac,ag,ao,ap,</text:p>
          </table:table-cell>
          <table:table-cell office:value-type="string">
            <text:p>a,b,c,ac,ag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h,ao,ap,6,</text:p>
          </table:table-cell>
          <table:table-cell office:value-type="string">
            <text:p>a,c,ac,ao,ap,</text:p>
          </table:table-cell>
          <table:table-cell office:value-type="string">
            <text:p>a,c,a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g,ah,ao,ap,6,</text:p>
          </table:table-cell>
          <table:table-cell office:value-type="string">
            <text:p>a,b,c,ac,ag,ao,ap,</text:p>
          </table:table-cell>
          <table:table-cell office:value-type="string">
            <text:p>a,b,c,ac,ag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h,ao,ap,6,</text:p>
          </table:table-cell>
          <table:table-cell office:value-type="string">
            <text:p>a,b,c,ac,ao,ap,</text:p>
          </table:table-cell>
          <table:table-cell office:value-type="string">
            <text:p>a,b,c,a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ac,ad,ae,3,ah,ao,ap,6,</text:p>
          </table:table-cell>
          <table:table-cell office:value-type="string">
            <text:p>a,b,c,ac,ao,ap,</text:p>
          </table:table-cell>
          <table:table-cell office:value-type="string">
            <text:p>a,b,c,a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MISSING AP 6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E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8.7755102040816">
            <text:p>38.78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v,y,7,aa,ab,13,ad,ae,3,af,ag,ah,ao,ap,1,6,</text:p>
          </table:table-cell>
          <table:table-cell office:value-type="string">
            <text:p>b,13,ad,ae,3,af,ag,ah,ap,</text:p>
          </table:table-cell>
          <table:table-cell office:value-type="string">
            <text:p>b,13,ad,ae,3,af,ag,ah,ap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09:37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